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655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56M12.251S">
            <text:p>11:56:12.25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56M12.306S">
            <text:p>11:56:12.3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56M12.352S">
            <text:p>11:56:12.35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56M12.407S">
            <text:p>11:56:12.41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56M12.453S">
            <text:p>11:56:12.45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56M12.507S">
            <text:p>11:56:12.5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56M12.554S">
            <text:p>11:56:12.55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56M12.607S">
            <text:p>11:56:12.61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56M12.654S">
            <text:p>11:56:12.65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56M12.708S">
            <text:p>11:56:12.7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56M12.754S">
            <text:p>11:56:12.7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56M12.808S">
            <text:p>11:56:12.8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56M12.757S">
            <text:p>11:56:12.7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56M12.854S">
            <text:p>11:56:12.8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56M12.256S">
            <text:p>11:56:12.26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56M12.908S">
            <text:p>11:56:12.9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56M12.712S">
            <text:p>11:56:12.7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56M12.956S">
            <text:p>11:56:12.9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56M12.61S">
            <text:p>11:56:12.61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56M13.008S">
            <text:p>11:56:13.0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56M12.556S">
            <text:p>11:56:12.5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56M13.056S">
            <text:p>11:56:13.0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56M12.658S">
            <text:p>11:56:12.6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414">
            <text:p>414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56M13.109S">
            <text:p>11:56:13.1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56M12.51S">
            <text:p>11:56:12.5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56M12.459S">
            <text:p>11:56:12.4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688">
            <text:p>688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56M13.156S">
            <text:p>11:56:13.1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56M12.411S">
            <text:p>11:56:12.41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56M13.209S">
            <text:p>11:56:13.2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56M13.148S">
            <text:p>11:56:13.15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56M12.357S">
            <text:p>11:56:12.36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56M13.119S">
            <text:p>11:56:13.12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56M12.31S">
            <text:p>11:56:12.3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977">
            <text:p>977</text:p>
          </table:table-cell>
          <table:table-cell office:value-type="string">
            <text:p>Success</text:p>
          </table:table-cell>
          <table:table-cell office:value-type="float" office:value="26355">
            <text:p>26355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56M13.072S">
            <text:p>11:56:13.07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56M13.011S">
            <text:p>11:56:13.0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56M13.06S">
            <text:p>11:56:13.0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56M13.053S">
            <text:p>11:56:13.05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422">
            <text:p>422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56M13.112S">
            <text:p>11:56:13.1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56M13.002S">
            <text:p>11:56:13.00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538">
            <text:p>538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56M12.921S">
            <text:p>11:56:12.9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56M12.96S">
            <text:p>11:56:12.9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56M13.542S">
            <text:p>11:56:13.54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56M13.802S">
            <text:p>11:56:13.80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56M12.852S">
            <text:p>11:56:12.8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1007">
            <text:p>100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56M12.911S">
            <text:p>11:56:12.9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967">
            <text:p>96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56M12.864S">
            <text:p>11:56:12.86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1026">
            <text:p>1026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56M12.857S">
            <text:p>11:56:12.8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1051">
            <text:p>1051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56M12.812S">
            <text:p>11:56:12.8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1102">
            <text:p>1102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56M13.489S">
            <text:p>11:56:13.4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56M13.477S">
            <text:p>11:56:13.48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56M13.412S">
            <text:p>11:56:13.4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56M13.946S">
            <text:p>11:56:13.95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56M13.452S">
            <text:p>11:56:13.4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56M13.29S">
            <text:p>11:56:13.29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56M13.278S">
            <text:p>11:56:13.28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733">
            <text:p>733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56M13.4S">
            <text:p>11:56:13.40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56M14.012S">
            <text:p>11:56:14.01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56M13.263S">
            <text:p>11:56:13.26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778">
            <text:p>778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56M14.032S">
            <text:p>11:56:14.03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56M13.25S">
            <text:p>11:56:13.25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56M13.178S">
            <text:p>11:56:13.18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26396">
            <text:p>26396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56M14.095S">
            <text:p>11:56:14.10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56M13.212S">
            <text:p>11:56:13.2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918">
            <text:p>918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56M13.925S">
            <text:p>11:56:13.9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56M14.259S">
            <text:p>11:56:14.2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56M14.042S">
            <text:p>11:56:14.04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56M14.307S">
            <text:p>11:56:14.31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56M13.984S">
            <text:p>11:56:13.9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56M13.961S">
            <text:p>11:56:13.9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56M14.348S">
            <text:p>11:56:14.3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56M13.915S">
            <text:p>11:56:13.9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56M13.914S">
            <text:p>11:56:13.9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56M13.99S">
            <text:p>11:56:13.99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56M14.341S">
            <text:p>11:56:14.3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56M13.892S">
            <text:p>11:56:13.89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525">
            <text:p>525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56M13.878S">
            <text:p>11:56:13.8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56M14.397S">
            <text:p>11:56:14.40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56M13.861S">
            <text:p>11:56:13.8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56M14.417S">
            <text:p>11:56:14.42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56M13.63S">
            <text:p>11:56:13.6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56M14.447S">
            <text:p>11:56:14.4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56M14.132S">
            <text:p>11:56:14.1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56M13.618S">
            <text:p>11:56:13.6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56M14.118S">
            <text:p>11:56:14.1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56M14.518S">
            <text:p>11:56:14.5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56M14.543S">
            <text:p>11:56:14.54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2186">
            <text:p>32186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56M13.159S">
            <text:p>11:56:13.1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1467">
            <text:p>1467</text:p>
          </table:table-cell>
          <table:table-cell office:value-type="string">
            <text:p>Success</text:p>
          </table:table-cell>
          <table:table-cell office:value-type="float" office:value="26354">
            <text:p>26354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56M14.382S">
            <text:p>11:56:14.3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56M14.396S">
            <text:p>11:56:14.4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56M14.462S">
            <text:p>11:56:14.4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56M14.43S">
            <text:p>11:56:14.4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56M14.639S">
            <text:p>11:56:14.6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56M14.502S">
            <text:p>11:56:14.5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56M14.684S">
            <text:p>11:56:14.6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56M14.713S">
            <text:p>11:56:14.7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56M14.684S">
            <text:p>11:56:14.6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32188">
            <text:p>32188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56M14.731S">
            <text:p>11:56:14.7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56M14.626S">
            <text:p>11:56:14.6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6395">
            <text:p>26395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56M14.785S">
            <text:p>11:56:14.7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56M14.834S">
            <text:p>11:56:14.8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2187">
            <text:p>32187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56M14.438S">
            <text:p>11:56:14.44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6445">
            <text:p>644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56M20.885S">
            <text:p>11:56:20.89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56M20.926S">
            <text:p>11:56:20.9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56M20.931S">
            <text:p>11:56:20.93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56M20.935S">
            <text:p>11:56:20.94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56M14.471S">
            <text:p>11:56:14.4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6478">
            <text:p>647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56M20.949S">
            <text:p>11:56:20.9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56M20.99S">
            <text:p>11:56:20.9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56M20.996S">
            <text:p>11:56:21.0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56M21S">
            <text:p>11:56:21.0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56M14.065S">
            <text:p>11:56:14.07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6944">
            <text:p>694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56M21.01S">
            <text:p>11:56:21.01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56M21.05S">
            <text:p>11:56:21.05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56M21.055S">
            <text:p>11:56:21.06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56M21.059S">
            <text:p>11:56:21.0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56M14.772S">
            <text:p>11:56:14.7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6293">
            <text:p>629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56M21.066S">
            <text:p>11:56:21.0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56M21.106S">
            <text:p>11:56:21.1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56M21.112S">
            <text:p>11:56:21.1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56M21.116S">
            <text:p>11:56:21.1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56M14.785S">
            <text:p>11:56:14.7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6340">
            <text:p>634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56M14.715S">
            <text:p>11:56:14.7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6460">
            <text:p>646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56M21.126S">
            <text:p>11:56:21.1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56M21.181S">
            <text:p>11:56:21.1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56M21.187S">
            <text:p>11:56:21.1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56M21.19S">
            <text:p>11:56:21.1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56M21.178S">
            <text:p>11:56:21.1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56M21.238S">
            <text:p>11:56:21.2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56M21.243S">
            <text:p>11:56:21.2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56M14.377S">
            <text:p>11:56:14.3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6871">
            <text:p>687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56M21.247S">
            <text:p>11:56:21.2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56M21.249S">
            <text:p>11:56:21.2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56M21.29S">
            <text:p>11:56:21.2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56M21.296S">
            <text:p>11:56:21.3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56M21.3S">
            <text:p>11:56:21.3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56M14.278S">
            <text:p>11:56:14.2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7031">
            <text:p>703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56M21.31S">
            <text:p>11:56:21.3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56M21.348S">
            <text:p>11:56:21.3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56M21.353S">
            <text:p>11:56:21.3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56M21.357S">
            <text:p>11:56:21.3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56M13.965S">
            <text:p>11:56:13.97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7402">
            <text:p>740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56M21.369S">
            <text:p>11:56:21.37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56M21.405S">
            <text:p>11:56:21.41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56M21.411S">
            <text:p>11:56:21.41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56M21.415S">
            <text:p>11:56:21.42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56M14.55S">
            <text:p>11:56:14.5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6876">
            <text:p>687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56M21.427S">
            <text:p>11:56:21.4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56M21.472S">
            <text:p>11:56:21.47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56M21.477S">
            <text:p>11:56:21.4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56M21.481S">
            <text:p>11:56:21.4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56M14.732S">
            <text:p>11:56:14.7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6763">
            <text:p>676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56M21.498S">
            <text:p>11:56:21.5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56M21.537S">
            <text:p>11:56:21.5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56M21.543S">
            <text:p>11:56:21.5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56M21.547S">
            <text:p>11:56:21.5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56M14.399S">
            <text:p>11:56:14.4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7154">
            <text:p>715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56M21.553S">
            <text:p>11:56:21.5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56M21.593S">
            <text:p>11:56:21.5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56M21.6S">
            <text:p>11:56:21.6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56M21.603S">
            <text:p>11:56:21.6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56M14.328S">
            <text:p>11:56:14.33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7357">
            <text:p>735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56M21.687S">
            <text:p>11:56:21.69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56M21.73S">
            <text:p>11:56:21.73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56M21.735S">
            <text:p>11:56:21.74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56M21.739S">
            <text:p>11:56:21.7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56M14.851S">
            <text:p>11:56:14.8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7348">
            <text:p>734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56M22.2S">
            <text:p>11:56:22.2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56M22.236S">
            <text:p>11:56:22.2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56M22.241S">
            <text:p>11:56:22.2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56M22.245S">
            <text:p>11:56:22.2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56M14.043S">
            <text:p>11:56:14.04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8350">
            <text:p>835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56M22.395S">
            <text:p>11:56:22.40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56M22.432S">
            <text:p>11:56:22.43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56M22.437S">
            <text:p>11:56:22.44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56M22.441S">
            <text:p>11:56:22.44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56M14.125S">
            <text:p>11:56:14.13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8330">
            <text:p>833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56M22.457S">
            <text:p>11:56:22.46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56M22.497S">
            <text:p>11:56:22.50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56M22.503S">
            <text:p>11:56:22.50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56M22.507S">
            <text:p>11:56:22.5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56M14.574S">
            <text:p>11:56:14.57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7941">
            <text:p>794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56M22.517S">
            <text:p>11:56:22.5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56M22.555S">
            <text:p>11:56:22.56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56M22.561S">
            <text:p>11:56:22.56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56M22.565S">
            <text:p>11:56:22.57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56M13.821S">
            <text:p>11:56:13.82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8753">
            <text:p>875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56M22.575S">
            <text:p>11:56:22.58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56M22.617S">
            <text:p>11:56:22.6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56M22.624S">
            <text:p>11:56:22.62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56M22.627S">
            <text:p>11:56:22.6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56M14.448S">
            <text:p>11:56:14.45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8183">
            <text:p>818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56M22.632S">
            <text:p>11:56:22.63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602">
            <text:p>26602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56M22.669S">
            <text:p>11:56:22.67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56M22.674S">
            <text:p>11:56:22.67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56M22.678S">
            <text:p>11:56:22.6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56M14.778S">
            <text:p>11:56:14.7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7910">
            <text:p>791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56M22.691S">
            <text:p>11:56:22.6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601">
            <text:p>2660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56M22.729S">
            <text:p>11:56:22.7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56M22.736S">
            <text:p>11:56:22.7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56M22.74S">
            <text:p>11:56:22.7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28:29.33</dc:date>
    <meta:document-statistic meta:table-count="1" meta:cell-count="1407" meta:object-count="0"/>
    <meta:generator>OpenOffice.org/3.2$Win32 OpenOffice.org_project/320m12$Build-9483</meta:generator>
  </office:meta>
</office:document-meta>
</file>